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xml:id="ct1323150688" text:id="ct1323150688">
          <text:deletion>
            <office:change-info>
              <dc:creator>Bob Jacobsen</dc:creator>
              <dc:date>2010-10-10T10:54:00</dc:date>
            </office:change-info>
            <text:h text:style-name="P1" text:outline-level="1">Title</text:h>
          </text:deletion>
        </text:changed-region>
        <text:changed-region xml:id="ct1323375072" text:id="ct1323375072">
          <text:insertion>
            <office:change-info>
              <dc:creator>Bob Jacobsen</dc:creator>
              <dc:date>2010-10-10T10:54:00</dc:date>
            </office:change-info>
          </text:insertion>
        </text:changed-region>
        <text:changed-region xml:id="ct1323199808" text:id="ct1323199808">
          <text:insertion>
            <office:change-info>
              <dc:creator>Bob Jacobsen</dc:creator>
              <dc:date>2010-10-10T20:27:00</dc:date>
            </office:change-info>
          </text:insertion>
        </text:changed-region>
        <text:changed-region xml:id="ct1323374912" text:id="ct1323374912">
          <text:deletion>
            <office:change-info>
              <dc:creator>Bob Jacobsen</dc:creator>
              <dc:date>2010-10-10T20:27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215614086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xml:id="ct1323199904" text:id="ct1323199904">
          <text:insertion>
            <office:change-info>
              <dc:creator>Bob Jacobsen</dc:creator>
              <dc:date>2010-10-10T20:27:00</dc:date>
            </office:change-info>
          </text:insertion>
        </text:changed-region>
        <text:changed-region xml:id="ct1323200000" text:id="ct1323200000">
          <text:insertion>
            <office:change-info>
              <dc:creator>Bob Jacobsen</dc:creator>
              <dc:date>2010-10-10T20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323150688"/><text:change-start text:change-id="ct1323375072"/>Introduction</text:h>
      <text:h text:style-name="Heading_20_1" text:outline-level="1">Annotations to the Standard</text:h>
      <text:h text:style-name="Heading_20_2" text:outline-level="2">Introduction (Informative)</text:h>
      <text:h text:style-name="Heading_20_2" text:outline-level="2">Intended Use</text:h>
      <text:h text:style-name="Heading_20_2" text:outline-level="2">Reference and Context<text:change-end text:change-id="ct1323375072"/></text:h>
      <text:p text:style-name="Standard"><text:change-start text:change-id="ct1323199808"/></text:p>
      <text:p text:style-name="Standard"><text:change-end text:change-id="ct1323199808"/><text:change text:change-id="ct1323374912"/><text:change-start text:change-id="ct1323199904"/>Since the CAN situation is much more constrain<text:change-end text:change-id="ct1323199904"/><text:change-start text:change-id="ct1323200000"/>ed, most of the MTI-definition logic is discussed in more detail there.<text:change-end text:change-id="ct132320000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1323349296" text:id="ct132334929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1323349424" text:id="ct132334942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323349296"/><text:change-start text:change-id="ct1323349424"/>OpenLCB-TCP Message Network Technical Note<text:change-end text:change-id="ct1323349424"/></text:p>
      </style:header>
      <style:footer>
        <text:tracked-changes>
          <text:changed-region xml:id="ct1323348976" text:id="ct132334897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xml:id="ct1323349552" text:id="ct132334955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xml:id="ct1323349648" text:id="ct132334964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323348976"/><text:change-start text:change-id="ct1323349552"/><text:span text:style-name="MT2">Copyright 2010, by J. Day, D. Harris, B. Jacobsen, and A. Shepherd</text:span><text:change-end text:change-id="ct1323349552"/><text:change text:change-id="ct1323349648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7-23T20:05:55.99">7/23/2011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323364352" text:id="ct132336435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1323365072" text:id="ct132336507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1323364704" text:id="ct1323364704">
            <text:insertion>
              <office:change-info>
                <dc:creator>Bob Jacobsen</dc:creator>
                <dc:date>2010-10-10T10:54:00</dc:date>
              </office:change-info>
            </text:insertion>
          </text:changed-region>
          <text:changed-region xml:id="ct1323366432" text:id="ct1323366432">
            <text:deletion>
              <office:change-info>
                <dc:creator>Bob Jacobsen</dc:creator>
                <dc:date>2010-10-10T20:26:00</dc:date>
              </office:change-info>
              <text:p text:style-name="MP7">(title)</text:p>
            </text:deletion>
          </text:changed-region>
          <text:changed-region xml:id="ct1323368544" text:id="ct1323368544">
            <text:insertion>
              <office:change-info>
                <dc:creator>Bob Jacobsen</dc:creator>
                <dc:date>2010-10-10T20:26:00</dc:date>
              </office:change-info>
            </text:insertion>
          </text:changed-region>
          <text:changed-region xml:id="ct1323367424" text:id="ct132336742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1323367648" text:id="ct1323367648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xml:id="ct1323367520" text:id="ct132336752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1323365312" text:id="ct1323365312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323364352"/><text:change-start text:change-id="ct1323365072"/>OpenLCB <text:change-end text:change-id="ct1323365072"/><text:change-start text:change-id="ct1323364704"/>Technical Note<text:change-end text:change-id="ct132336470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323366432"/><text:change-start text:change-id="ct1323368544"/>OpenLCB-TCP Message Network<text:change-end text:change-id="ct132336854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323367424"/><text:change-start text:change-id="ct1323367648"/><text:date style:data-style-name="N75" text:date-value="2011-07-23T20:05:55.99">Jul 23, 2011</text:date><text:change-end text:change-id="ct1323367648"/></text:p>
            </table:table-cell>
            <table:table-cell table:style-name="Table1.C1" office:value-type="string">
              <text:p text:style-name="MP7"><text:change text:change-id="ct1323367520"/><text:change-start text:change-id="ct1323365312"/>Preliminary<text:change-end text:change-id="ct1323365312"/></text:p>
            </table:table-cell>
          </table:table-row>
        </table:table>
        <text:p text:style-name="Header"/>
      </style:header>
      <style:footer>
        <text:tracked-changes>
          <text:changed-region xml:id="ct1430615264" text:id="ct1430615264">
            <text:deletion>
              <office:change-info>
                <dc:creator>Bob Jacobsen</dc:creator>
                <dc:date>2011-07-23T20:05:00</dc:date>
              </office:change-info>
              <text:p text:style-name="MP8"><text:span text:style-name="MT5">Copyright 20</text:span></text:p>
            </text:deletion>
          </text:changed-region>
          <text:changed-region xml:id="ct1323364144" text:id="ct1323364144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891411024" text:id="ct891411024">
            <text:deletion>
              <office:change-info>
                <dc:creator>Bob Jacobsen</dc:creator>
                <dc:date>2011-07-23T20:05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1323376048" text:id="ct132337604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1051735520" text:id="ct1051735520">
            <text:deletion>
              <office:change-info>
                <dc:creator>Bob Jacobsen</dc:creator>
                <dc:date>2011-07-23T20:05:00</dc:date>
              </office:change-info>
              <text:p text:style-name="MP8"><text:span text:style-name="MT5">and A. Shepherd</text:span></text:p>
            </text:deletion>
          </text:changed-region>
          <text:changed-region xml:id="ct676171792" text:id="ct676171792">
            <text:insertion>
              <office:change-info>
                <dc:creator>Bob Jacobsen</dc:creator>
                <dc:date>2011-07-23T20:05:00</dc:date>
              </office:change-info>
            </text:insertion>
          </text:changed-region>
        </text:tracked-changes>
        <text:p text:style-name="MP8"><text:change text:change-id="ct1430615264"/><text:change text:change-id="ct1323364144"/><text:change text:change-id="ct891411024"/><text:change text:change-id="ct1323376048"/><text:change text:change-id="ct1051735520"/><text:change-start text:change-id="ct676171792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676171792"/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1-07-23T20:05:55.99">7/23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TCP Message Network Technical Note</dc:title>
    <meta:initial-creator>Alex Shepherd</meta:initial-creator>
    <meta:creation-date>2009-01-22T07:11:27</meta:creation-date>
    <meta:editing-cycles>59</meta:editing-cycles>
    <meta:editing-duration>PT11H42M27S</meta:editing-duration>
    <meta:generator>OpenOffice.org/3.3$Unix OpenOffice.org_project/330m20$Build-9567</meta:generator>
    <dc:date>2011-07-23T20:05:55</dc:date>
    <dc:creator>Bob Jacobsen</dc:creator>
    <meta:keyword>OpenLCB-TCP Message Network</meta:keyword>
    <meta:document-statistic meta:table-count="1" meta:image-count="1" meta:object-count="0" meta:page-count="1" meta:paragraph-count="37" meta:word-count="231" meta:character-count="1494"/>
    <meta:user-defined meta:name="Info 1"/>
    <meta:user-defined meta:name="Info 2"/>
    <meta:user-defined meta:name="Info 3"/>
    <meta:user-defined meta:name="Info 4"/>
  </office:meta>
</office:document-meta>
</file>